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d0072" officeooo:paragraph-rsid="000d0072"/>
    </style:style>
    <style:style style:name="P2" style:family="paragraph" style:parent-style-name="Standard">
      <style:text-properties fo:language="en" fo:country="US" officeooo:rsid="000d0072" officeooo:paragraph-rsid="000d0072"/>
    </style:style>
    <style:style style:name="P3" style:family="paragraph" style:parent-style-name="Standard">
      <style:text-properties fo:language="en" fo:country="US" fo:font-style="italic" officeooo:rsid="002b4778" officeooo:paragraph-rsid="002b4778" style:font-style-asian="italic" style:font-style-complex="italic"/>
    </style:style>
    <style:style style:name="P4" style:family="paragraph" style:parent-style-name="Standard">
      <style:text-properties fo:language="en" fo:country="US" officeooo:rsid="000e27c1" officeooo:paragraph-rsid="000e27c1"/>
    </style:style>
    <style:style style:name="P5" style:family="paragraph" style:parent-style-name="Standard">
      <style:text-properties fo:language="en" fo:country="US" officeooo:rsid="000e27c1" officeooo:paragraph-rsid="000d0072"/>
    </style:style>
    <style:style style:name="P6" style:family="paragraph" style:parent-style-name="Standard">
      <style:text-properties fo:language="en" fo:country="US" officeooo:rsid="000e27c1" officeooo:paragraph-rsid="00dd6d7d"/>
    </style:style>
    <style:style style:name="P7" style:family="paragraph" style:parent-style-name="Standard">
      <style:text-properties fo:language="en" fo:country="US" officeooo:rsid="000e27c1" officeooo:paragraph-rsid="00de0d59"/>
    </style:style>
    <style:style style:name="P8" style:family="paragraph" style:parent-style-name="Standard">
      <style:text-properties fo:language="en" fo:country="US" officeooo:rsid="000eee2f" officeooo:paragraph-rsid="000eee2f"/>
    </style:style>
    <style:style style:name="P9" style:family="paragraph" style:parent-style-name="Standard">
      <style:text-properties fo:language="en" fo:country="US" officeooo:rsid="000f72f8" officeooo:paragraph-rsid="000f72f8"/>
    </style:style>
    <style:style style:name="P10" style:family="paragraph" style:parent-style-name="Standard">
      <style:text-properties fo:language="en" fo:country="US" officeooo:rsid="000f72f8" officeooo:paragraph-rsid="002fff50"/>
    </style:style>
    <style:style style:name="P11" style:family="paragraph" style:parent-style-name="Standard">
      <style:text-properties fo:language="en" fo:country="US" officeooo:rsid="000f72f8" officeooo:paragraph-rsid="00df3d88"/>
    </style:style>
    <style:style style:name="P12" style:family="paragraph" style:parent-style-name="Standard">
      <style:text-properties fo:language="en" fo:country="US" officeooo:rsid="002eacde" officeooo:paragraph-rsid="002eacde"/>
    </style:style>
    <style:style style:name="P13" style:family="paragraph" style:parent-style-name="Standard">
      <style:text-properties fo:language="en" fo:country="US" officeooo:rsid="002eacde" officeooo:paragraph-rsid="00df3d88"/>
    </style:style>
    <style:style style:name="P14" style:family="paragraph" style:parent-style-name="Standard">
      <style:text-properties fo:language="en" fo:country="US" officeooo:rsid="002fff50" officeooo:paragraph-rsid="002fff50"/>
    </style:style>
    <style:style style:name="P15" style:family="paragraph" style:parent-style-name="Standard">
      <style:text-properties fo:language="en" fo:country="US" officeooo:rsid="002fff50" officeooo:paragraph-rsid="000f72f8"/>
    </style:style>
    <style:style style:name="P16" style:family="paragraph" style:parent-style-name="Standard">
      <style:text-properties fo:language="en" fo:country="US" officeooo:rsid="002fff50" officeooo:paragraph-rsid="002eacde"/>
    </style:style>
    <style:style style:name="P17" style:family="paragraph" style:parent-style-name="Standard">
      <style:text-properties fo:language="en" fo:country="US" officeooo:rsid="002fff50" officeooo:paragraph-rsid="00e0ea6d"/>
    </style:style>
    <style:style style:name="P18" style:family="paragraph" style:parent-style-name="Standard">
      <style:text-properties fo:language="en" fo:country="US" officeooo:rsid="00313945" officeooo:paragraph-rsid="00313945"/>
    </style:style>
    <style:style style:name="P19" style:family="paragraph" style:parent-style-name="Standard">
      <style:text-properties fo:language="en" fo:country="US" officeooo:rsid="00313945" officeooo:paragraph-rsid="0032a3dc"/>
    </style:style>
    <style:style style:name="P20" style:family="paragraph" style:parent-style-name="Standard">
      <style:text-properties fo:language="en" fo:country="US" officeooo:rsid="0032a3dc" officeooo:paragraph-rsid="0032a3dc"/>
    </style:style>
    <style:style style:name="P21" style:family="paragraph" style:parent-style-name="Standard">
      <style:text-properties fo:language="en" fo:country="US" officeooo:rsid="0032a3dc" officeooo:paragraph-rsid="00e2ad34"/>
    </style:style>
    <style:style style:name="P22" style:family="paragraph" style:parent-style-name="Standard">
      <style:text-properties fo:language="en" fo:country="US" officeooo:rsid="0032a3dc" officeooo:paragraph-rsid="00e4502c"/>
    </style:style>
    <style:style style:name="P23" style:family="paragraph" style:parent-style-name="Standard">
      <style:text-properties fo:language="en" fo:country="US" officeooo:rsid="0033fbe9" officeooo:paragraph-rsid="000f72f8"/>
    </style:style>
    <style:style style:name="P24" style:family="paragraph" style:parent-style-name="Standard">
      <style:text-properties fo:language="en" fo:country="US" officeooo:rsid="00df3d88" officeooo:paragraph-rsid="00df3d88"/>
    </style:style>
    <style:style style:name="P25" style:family="paragraph" style:parent-style-name="Standard">
      <style:text-properties fo:language="en" fo:country="US" officeooo:rsid="00e2ad34" officeooo:paragraph-rsid="00e2ad34"/>
    </style:style>
    <style:style style:name="P26" style:family="paragraph" style:parent-style-name="Standard">
      <style:text-properties fo:language="en" fo:country="US" officeooo:rsid="00e4502c" officeooo:paragraph-rsid="0032a3dc"/>
    </style:style>
    <style:style style:name="P27" style:family="paragraph" style:parent-style-name="Standard">
      <style:paragraph-properties fo:break-before="page"/>
      <style:text-properties fo:language="en" fo:country="US" officeooo:rsid="002fff50" officeooo:paragraph-rsid="002fff50"/>
    </style:style>
    <style:style style:name="P28" style:family="paragraph" style:parent-style-name="Standard">
      <style:paragraph-properties fo:break-before="page"/>
      <style:text-properties fo:language="en" fo:country="US" officeooo:rsid="002eacde" officeooo:paragraph-rsid="00df3d88"/>
    </style:style>
    <style:style style:name="P29" style:family="paragraph" style:parent-style-name="Title">
      <style:text-properties fo:language="en" fo:country="US"/>
    </style:style>
    <style:style style:name="P30" style:family="paragraph" style:parent-style-name="Standard" style:list-style-name="L1">
      <style:text-properties fo:language="en" fo:country="US" officeooo:rsid="00dd6d7d" officeooo:paragraph-rsid="00dd6d7d"/>
    </style:style>
    <style:style style:name="P31" style:family="paragraph" style:parent-style-name="Standard" style:list-style-name="L1">
      <style:text-properties fo:language="en" fo:country="US" officeooo:rsid="00ddc943" officeooo:paragraph-rsid="00ddc943"/>
    </style:style>
    <style:style style:name="P32" style:family="paragraph" style:parent-style-name="Standard">
      <style:text-properties fo:language="en" fo:country="US" officeooo:rsid="000eee2f" officeooo:paragraph-rsid="00dd6d7d"/>
    </style:style>
    <style:style style:name="P33" style:family="paragraph" style:parent-style-name="Standard">
      <style:text-properties fo:language="en" fo:country="US" officeooo:rsid="00df3d88" officeooo:paragraph-rsid="00df3d88"/>
    </style:style>
    <style:style style:name="P34" style:family="paragraph" style:parent-style-name="Standard" style:list-style-name="L2">
      <style:text-properties fo:language="en" fo:country="US" officeooo:rsid="0032a3dc" officeooo:paragraph-rsid="0032a3dc"/>
    </style:style>
    <style:style style:name="P35" style:family="paragraph" style:parent-style-name="Standard">
      <style:text-properties fo:language="en" fo:country="US" officeooo:rsid="0033dbca" officeooo:paragraph-rsid="00e2ad34"/>
    </style:style>
    <style:style style:name="P36" style:family="paragraph" style:parent-style-name="Standard" style:list-style-name="L3">
      <style:text-properties officeooo:paragraph-rsid="00e2ad34"/>
    </style:style>
    <style:style style:name="T1" style:family="text">
      <style:text-properties officeooo:rsid="000eee2f"/>
    </style:style>
    <style:style style:name="T2" style:family="text">
      <style:text-properties officeooo:rsid="000fc8f8"/>
    </style:style>
    <style:style style:name="T3" style:family="text">
      <style:text-properties officeooo:rsid="001ce7ca"/>
    </style:style>
    <style:style style:name="T4" style:family="text">
      <style:text-properties officeooo:rsid="002b4778"/>
    </style:style>
    <style:style style:name="T5" style:family="text">
      <style:text-properties officeooo:rsid="002b9cde"/>
    </style:style>
    <style:style style:name="T6" style:family="text">
      <style:text-properties officeooo:rsid="002fff50"/>
    </style:style>
    <style:style style:name="T7" style:family="text">
      <style:text-properties officeooo:rsid="00313945"/>
    </style:style>
    <style:style style:name="T8" style:family="text">
      <style:text-properties officeooo:rsid="0032a3dc"/>
    </style:style>
    <style:style style:name="T9" style:family="text">
      <style:text-properties officeooo:rsid="0033dbca"/>
    </style:style>
    <style:style style:name="T10" style:family="text">
      <style:text-properties officeooo:rsid="00dbab4b"/>
    </style:style>
    <style:style style:name="T11" style:family="text">
      <style:text-properties officeooo:rsid="00dd6d7d"/>
    </style:style>
    <style:style style:name="T12" style:family="text">
      <style:text-properties officeooo:rsid="00ddc943"/>
    </style:style>
    <style:style style:name="T13" style:family="text">
      <style:text-properties officeooo:rsid="00de0d59"/>
    </style:style>
    <style:style style:name="T14" style:family="text">
      <style:text-properties fo:language="en" fo:country="US" officeooo:rsid="0033dbca"/>
    </style:style>
    <style:style style:name="T15" style:family="text">
      <style:text-properties fo:language="en" fo:country="US" officeooo:rsid="00e2ad34"/>
    </style:style>
    <style:style style:name="T16" style:family="text">
      <style:text-properties officeooo:rsid="00df3d88"/>
    </style:style>
    <style:style style:name="T17" style:family="text">
      <style:text-properties officeooo:rsid="00e2ad34"/>
    </style:style>
    <style:style style:name="T18" style:family="text">
      <style:text-properties officeooo:rsid="00e450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lot Lambda Calculus</text:p>
      <text:p text:style-name="P1">by Sven Nilsen, 2017</text:p>
      <text:p text:style-name="P2"/>
      <text:p text:style-name="P3">In this paper I introduce a modified lambda calculus that allows functional programming <text:span text:style-name="T11">languages</text:span> <text:span text:style-name="T5">to</text:span> construct <text:span text:style-name="T11">new</text:span> programming languages <text:span text:style-name="T11">very easily</text:span>. <text:span text:style-name="T10">I also derive the rules for classifying edge cases for the generated syntax, which makes it easier for soundness analysis. This is a valuable tool when studying path semantics.</text:span></text:p>
      <text:p text:style-name="P5"/>
      <text:p text:style-name="P7"><text:tab/><text:span text:style-name="T13">(_ _)(?)(_ _)(“+”)(\) = (? _)(_ _)(“+”)(\) = (? (_ _))(“+”)(\) = (? (“+” _))(\) = (_ + _)</text:span></text:p>
      <text:p text:style-name="P5"/>
      <text:p text:style-name="P5"><text:tab/><text:span text:style-name="T12">(</text:span>_ <text:span text:style-name="T12">+ _)(1)(2) = (1 + _)(2) = (1 + 2) = 3</text:span></text:p>
      <text:p text:style-name="P5"/>
      <text:p text:style-name="P6"><text:span text:style-name="T10">Slot lambdas</text:span> <text:span text:style-name="T11">differs from normal lambdas in four ways:</text:span></text:p>
      <text:p text:style-name="P6"/>
      <text:list xml:id="list7535725690405397796" text:style-name="L1">
        <text:list-item>
          <text:p text:style-name="P30">The application rule is changed such that when you pass a slot lambda to a slot lambda, you get a new slot lambda that you must “fill up” <text:span text:style-name="T12">with the missing arguments before continuing.</text:span></text:p>
        </text:list-item>
        <text:list-item>
          <text:p text:style-name="P31">New special terms are added to use slot lambdas to extend its own syntax.</text:p>
        </text:list-item>
        <text:list-item>
          <text:p text:style-name="P31">Parsing rules and serialization to code <text:span text:style-name="T13">can be</text:span> derived.</text:p>
        </text:list-item>
        <text:list-item>
          <text:p text:style-name="P31">One can pattern match on slot lambdas <text:span text:style-name="T13">to extract expressions.</text:span></text:p>
        </text:list-item>
      </text:list>
      <text:p text:style-name="P6"/>
      <text:p text:style-name="P32">Intuitively, the slot lambda of addition can be written:</text:p>
      <text:p text:style-name="P4"/>
      <text:p text:style-name="P4"><text:tab/>_ <text:span text:style-name="T1">+ _</text:span></text:p>
      <text:p text:style-name="P8"/>
      <text:p text:style-name="P8">If we pass `1` to `_ + _`, we get a new slot lambda, similar to <text:span text:style-name="T4">a </text:span>normal lambda:</text:p>
      <text:p text:style-name="P8"/>
      <text:p text:style-name="P8"><text:tab/>(\x =<text:span text:style-name="T13">&gt;</text:span> \y =<text:span text:style-name="T13">&gt;</text:span> <text:span text:style-name="T13">x</text:span> + y)(1) == (\y =<text:span text:style-name="T13">&gt;</text:span> 1 + y)<text:tab/><text:tab/><text:span text:style-name="T13">Normal lambda</text:span></text:p>
      <text:p text:style-name="P8"/>
      <text:p text:style-name="P8"><text:tab/>(_ + _)(1) == (1 + _)<text:tab/><text:tab/><text:tab/><text:tab/><text:tab/><text:span text:style-name="T13">Slot lambda</text:span></text:p>
      <text:p text:style-name="P8"/>
      <text:p text:style-name="P8"><text:span text:style-name="T13">One</text:span> difference between a <text:span text:style-name="T13">normal </text:span>lambda and a slot lambda is that you can pass a slot lambda <text:span text:style-name="T3">to obtain a new slot lambda with an intuitive result</text:span>:</text:p>
      <text:p text:style-name="P8"/>
      <text:p text:style-name="P8"><text:tab/>(1 + _)(_ + _) = (1 + (_ + _))</text:p>
      <text:p text:style-name="P8"/>
      <text:p text:style-name="P11">With a normal lambda application rule, it would try adding `1` with the lambda <text:span text:style-name="T4">argument, which is incorrect</text:span>. <text:span text:style-name="T2">This leads to an error instead of returning a new lambda that takes more arguments. Slot lambdas do not have this problem.</text:span></text:p>
      <text:p text:style-name="P11"/>
      <text:p text:style-name="P24">You can not use slot lambdas for higher order functional programming the same way as with normal lambdas. However, it is possible to use normal evaluation rules for normal lambdas.</text:p>
      <text:p text:style-name="P9"/>
      <text:p text:style-name="P13">A cool thing about slot lambdas is that you can use them to create new syntax. A symbol `?` is used to fill slots temporarily, and `\` is used to erase <text:span text:style-name="T16">all occurrences of </text:span>`?` and turn all strings into syntax. </text:p>
      <text:p text:style-name="P28">This means we can start with a very tiny language <text:span text:style-name="T16">for slot lambdas</text:span> and construct new languages within it.</text:p>
      <text:p text:style-name="P12"/>
      <text:p text:style-name="P12"><text:tab/>(_ _)<text:tab/><text:tab/><text:tab/>Pair</text:p>
      <text:p text:style-name="P12"><text:tab/>?<text:tab/><text:tab/><text:tab/>Placeholder</text:p>
      <text:p text:style-name="P12"><text:tab/>\<text:tab/><text:tab/><text:tab/><text:span text:style-name="T16">Transform to s</text:span>yntax</text:p>
      <text:p text:style-name="P12"><text:tab/>“abc”<text:tab/><text:tab/><text:tab/>String</text:p>
      <text:p text:style-name="P12"><text:tab/>1, 2, …<text:tab/><text:tab/>Number</text:p>
      <text:p text:style-name="P12"><text:tab/>x, y, z<text:tab/><text:tab/><text:tab/>Variable</text:p>
      <text:p text:style-name="P9"/>
      <text:p text:style-name="P12">For example, to create the syntax for addition `_ + _`, you write the following:</text:p>
      <text:p text:style-name="P12"/>
      <text:p text:style-name="P12"><text:tab/>(_ _)(?) = (? _)<text:tab/><text:tab/><text:tab/><text:span text:style-name="T16">Insert `?` <text:s/>because we need `+` after an empty slot</text:span></text:p>
      <text:p text:style-name="P12"><text:tab/>(? _)(_ _) = (? (_ _))<text:tab/><text:tab/><text:tab/><text:span text:style-name="T16">Add a new pair to not run out of empty slots</text:span></text:p>
      <text:p text:style-name="P12"><text:tab/>(? _ _)(“+”) = (? (“+” _))<text:tab/><text:tab/><text:span text:style-name="T16">Insert a string “+” that will be the operator symbol</text:span></text:p>
      <text:p text:style-name="P12"><text:tab/>(? (“+” _))(\) = (_ <text:span text:style-name="T6">(</text:span>+ _<text:span text:style-name="T6">)</text:span>)<text:tab/><text:tab/><text:span text:style-name="T16">Erase `?` and turn “+” into syntax</text:span></text:p>
      <text:p text:style-name="P17"/>
      <text:p text:style-name="P17">By putting all these operations together, you can define `_ + _` in a short program:</text:p>
      <text:p text:style-name="P17"/>
      <text:p text:style-name="P17"><text:tab/>(_ _)(?)(_ _)(“+”)(\) = (_ + _)</text:p>
      <text:p text:style-name="P12"/>
      <text:p text:style-name="P14">To make it easier to read, one can write an equation that tells how to interpret the syntax <text:span text:style-name="T16">without the parentheses</text:span>:</text:p>
      <text:p text:style-name="P12"/>
      <text:p text:style-name="P12"><text:tab/><text:span text:style-name="T6">(_ (+ _)) = (_ + _)</text:span></text:p>
      <text:p text:style-name="P12"/>
      <text:p text:style-name="P24">Pattern matching with slot lambdas makes it possible to work with the syntax without parentheses and not worry about how the underlying tree is structured:</text:p>
      <text:p text:style-name="P24"/>
      <text:p text:style-name="P24"><text:tab/>pattern((a + b), (_ + _)) = [a, b]</text:p>
      <text:p text:style-name="P16"/>
      <text:p text:style-name="P15"/>
      <text:p text:style-name="P27">One problem that language designers face, is checking that all syntax rules have an interpretation. This is called “well formed expressions”. The rules for well formed expressions in slot lambda calculus must be decided by the designer, but <text:span text:style-name="T17">to do this one needs to first classify all the edge cases</text:span>.</text:p>
      <text:p text:style-name="P14"/>
      <text:p text:style-name="P14">For example, to create a small language with addition `_ + _` as the only operator, one must check that there are no unintended ways of constructing code that do not have an interpretation by the compiler. <text:span text:style-name="T7">We use the letter `a` to annotate an expression that is not a slot lambda. All constructions we need to check are the following:</text:span></text:p>
      <text:p text:style-name="P14"/>
      <text:p text:style-name="P14"><text:tab/><text:span text:style-name="T7">(_ + _)(a) = (a + _)<text:tab/><text:tab/><text:tab/><text:tab/>left value</text:span></text:p>
      <text:p text:style-name="P14"/>
      <text:p text:style-name="P14"><text:tab/><text:span text:style-name="T7">(_ + _)(_ + _) = ((_ + _) + _)<text:tab/><text:tab/><text:tab/>left sub addition</text:span></text:p>
      <text:p text:style-name="P14"/>
      <text:p text:style-name="P14"><text:tab/><text:span text:style-name="T7">(a + _)(a) = (a + a)<text:tab/><text:tab/><text:tab/><text:tab/>ready for evaluation</text:span></text:p>
      <text:p text:style-name="P14"/>
      <text:p text:style-name="P14"><text:tab/><text:span text:style-name="T7">(a + _)(_ + _) = (a + (_ + _))<text:tab/><text:tab/><text:tab/>right sub addition</text:span></text:p>
      <text:p text:style-name="P10"/>
      <text:p text:style-name="P18">Whenever we get a new slot lambda with an empty slot that is not inside an inner slot lambda, then this new slot lambda must also be checked, for example `(a + _)`.</text:p>
      <text:p text:style-name="P18"/>
      <text:p text:style-name="P19"><text:span text:style-name="T17">If the syntax is not context sensitive, t</text:span>here is no need to check the new slot lambdas where the next empty slot ends up in an inner slot lambda. This is because all inner slot lambdas will be checked by another rule, for example in the case `((_ + _) + _)` the inner slot lambda `(_ + _)` is already checked for well formed-ness. <text:span text:style-name="T17">If an error happens, then the parsing/evaluation stops and reports the error. The slot lambdas </text:span>`((<text:span text:style-name="T8">a</text:span> + _) + _)`,<text:span text:style-name="T8"> </text:span>`((<text:span text:style-name="T8">(</text:span>_ <text:span text:style-name="T8">+ _)</text:span> + _) + _)` <text:span text:style-name="T8">etc.</text:span> <text:span text:style-name="T8">can always be constructed and interpreted by the same rules.</text:span></text:p>
      <text:p text:style-name="P19"/>
      <text:p text:style-name="P25">A language is well formed when all expressions have a decided rule. </text:p>
      <text:p text:style-name="P19"/>
      <text:p text:style-name="P20">There is no need to check slot lambdas <text:span text:style-name="T17">that contain variables for</text:span> right arguments, because:</text:p>
      <text:p text:style-name="P20"/>
      <text:list xml:id="list3117015734358466343" text:style-name="L2">
        <text:list-item>
          <text:p text:style-name="P34">… <text:span text:style-name="T9">e</text:span>ither it has no empty slots, e.g. `(a + a)` and has an interpretation</text:p>
        </text:list-item>
        <text:list-item>
          <text:p text:style-name="P34">… <text:span text:style-name="T9">o</text:span>r it can be constructed using syntax, e.g. `(a + _) = (_ + _)(a)`,<text:line-break/>in which case <text:span text:style-name="T9">any slot lambda that takes `(_ + _)` as right argument<text:line-break/>will on next argument put it in an empty slot in the inner slot lambda.</text:span></text:p>
        </text:list-item>
      </text:list>
      <text:p text:style-name="P19"/>
      <text:p text:style-name="P35">Therefore:</text:p>
      <text:p text:style-name="P21"/>
      <text:list xml:id="list3793615417661028701" text:style-name="L3">
        <text:list-item>
          <text:p text:style-name="P36"><text:span text:style-name="T15">W</text:span><text:span text:style-name="T14">hen you follow the rules above that gives an error when syntax or interpretation is invalid,</text:span></text:p>
        </text:list-item>
        <text:list-item>
          <text:p text:style-name="P36"><text:span text:style-name="T14"><text:s/></text:span><text:span text:style-name="T15">N</text:span><text:span text:style-name="T14">o matter how you construct the syntax for the new language, </text:span><text:span text:style-name="T15">it is well formed.</text:span></text:p>
        </text:list-item>
      </text:list>
      <text:p text:style-name="P9"/>
      <text:p text:style-name="P26">If you are still in doubt about some cases, you can decompose and check which rule handles it:</text:p>
      <text:p text:style-name="P20"/>
      <text:p text:style-name="P20"><text:tab/><text:span text:style-name="T18">Case<text:tab/><text:tab/><text:tab/>Decompose<text:tab/><text:tab/><text:tab/>Check rule<text:line-break/></text:span></text:p>
      <text:p text:style-name="P22"><text:tab/>(a + _)(a + _)<text:tab/><text:tab/><text:span text:style-name="T18">(a + _)(_ + _)(a)<text:tab/>=&gt;<text:tab/>handled by the `(_ + _)(a)` rule</text:span></text:p>
      <text:p text:style-name="P22"><text:tab/><text:span text:style-name="T18">((_ + _) + _)(a)<text:tab/>(_ + _)(_ + _)(a)<text:tab/>=&gt;<text:tab/>handled by the `(_ + _)(a)` rule</text:span></text:p>
      <text:p text:style-name="P20"><text:tab/><text:span text:style-name="T18">(a + (_ + _))(a)<text:tab/>(a + _)(_ + _)(a)<text:tab/>=&gt;<text:tab/>handled by the `(_ + _)(a)` rul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6:02:40.889555000</meta:creation-date>
    <dc:date>2017-04-10T22:13:22.923973000</dc:date>
    <meta:editing-duration>P4DT12H46M13S</meta:editing-duration>
    <meta:editing-cycles>174</meta:editing-cycles>
    <meta:generator>LibreOffice/5.1.2.2$MacOSX_X86_64 LibreOffice_project/d3bf12ecb743fc0d20e0be0c58ca359301eb705f</meta:generator>
    <meta:document-statistic meta:table-count="0" meta:image-count="0" meta:object-count="0" meta:page-count="3" meta:paragraph-count="58" meta:word-count="1069" meta:character-count="5456" meta:non-whitespace-character-count="4384"/>
  </office:meta>
</office:document-meta>
</file>